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officeooo:paragraph-rsid="000f3bcd"/>
    </style:style>
    <style:style style:name="P2" style:family="paragraph" style:parent-style-name="Text_20_body">
      <style:text-properties officeooo:rsid="00103c95" officeooo:paragraph-rsid="00103c95"/>
    </style:style>
    <style:style style:name="P3" style:family="paragraph" style:parent-style-name="Contents_20_2">
      <style:paragraph-properties>
        <style:tab-stops/>
      </style:paragraph-properties>
    </style:style>
    <style:style style:name="P4" style:family="paragraph" style:parent-style-name="Contents_20_3">
      <style:paragraph-properties>
        <style:tab-stops/>
      </style:paragraph-properties>
    </style:style>
    <style:style style:name="P5" style:family="paragraph" style:parent-style-name="Text_20_body">
      <style:text-properties officeooo:rsid="000d85d4" officeooo:paragraph-rsid="000f3bcd"/>
    </style:style>
    <style:style style:name="P6" style:family="paragraph" style:parent-style-name="Contents_20_2">
      <style:paragraph-properties>
        <style:tab-stops/>
      </style:paragraph-properties>
    </style:style>
    <style:style style:name="P7" style:family="paragraph" style:parent-style-name="Contents_20_2">
      <style:paragraph-properties>
        <style:tab-stops>
          <style:tab-stop style:position="0cm"/>
        </style:tab-stops>
      </style:paragraph-properties>
    </style:style>
    <style:style style:name="P8" style:family="paragraph" style:parent-style-name="Contents_20_2">
      <style:paragraph-properties>
        <style:tab-stops>
          <style:tab-stop style:position="0.3cm"/>
        </style:tab-stops>
      </style:paragraph-properties>
    </style:style>
    <style:style style:name="P9" style:family="paragraph" style:parent-style-name="Contents_20_3">
      <style:paragraph-properties>
        <style:tab-stops/>
      </style:paragraph-properties>
    </style:style>
    <style:style style:name="P10" style:family="paragraph" style:parent-style-name="Contents_20_3">
      <style:paragraph-properties>
        <style:tab-stops>
          <style:tab-stop style:position="0.3cm"/>
        </style:tab-stops>
      </style:paragraph-properties>
    </style:style>
    <style:style style:name="P11" style:family="paragraph" style:parent-style-name="Text_20_body">
      <style:text-properties officeooo:paragraph-rsid="0016a4bd"/>
    </style:style>
    <style:style style:name="T1" style:family="text">
      <style:text-properties officeooo:rsid="000ef2e1"/>
    </style:style>
    <style:style style:name="T2" style:family="text">
      <style:text-properties officeooo:rsid="000f3322"/>
    </style:style>
    <style:style style:name="T3" style:family="text">
      <style:text-properties officeooo:rsid="0010d8ca"/>
    </style:style>
    <style:style style:name="T4" style:family="text">
      <style:text-properties officeooo:rsid="002a4046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Heading_20_1">Bookmarks</text:p>
      <text:p text:style-name="P5"/>
      <text:table-of-content text:style-name="Sect1" text:protected="true" text:name="Table of Conten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span text:style-name="Index_20_Link">•</text:index-entry-span>
            <text:index-entry-tab-stop style:type="left" style:position="0.3cm" style:leader-char=" "/>
            <text:index-entry-link-start text:style-name="Index_20_Link"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span>•</text:index-entry-span>
            <text:index-entry-tab-stop style:type="left" style:position="0.3cm" style:leader-char=" "/>
            <text:index-entry-link-start text:style-name="Index_20_Link"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8"><text:span text:style-name="Index_20_Link">•</text:span><text:tab/><text:a xlink:type="simple" xlink:href="#__RefHeading___Toc602_2363717413" text:style-name="Index_20_Link" text:visited-style-name="Index_20_Link">Portucalio</text:a></text:p>
          <text:p text:style-name="P8"><text:span text:style-name="Index_20_Link">•</text:span><text:tab/><text:a xlink:type="simple" xlink:href="#__RefHeading___Toc606_2363717413" text:style-name="Index_20_Link" text:visited-style-name="Index_20_Link">Organic forms</text:a></text:p>
          <text:p text:style-name="P8"><text:span text:style-name="Index_20_Link">•</text:span><text:tab/><text:a xlink:type="simple" xlink:href="#__RefHeading___Toc610_2363717413" text:style-name="Index_20_Link" text:visited-style-name="Index_20_Link">Compress PNG images</text:a></text:p>
          <text:p text:style-name="P8"><text:span text:style-name="Index_20_Link">•</text:span><text:tab/><text:a xlink:type="simple" xlink:href="#__RefHeading___Toc612_2363717413" text:style-name="Index_20_Link" text:visited-style-name="Index_20_Link">Compress JPG images</text:a></text:p>
          <text:p text:style-name="P8"><text:span text:style-name="Index_20_Link">•</text:span><text:tab/><text:a xlink:type="simple" xlink:href="#__RefHeading___Toc614_2363717413" text:style-name="Index_20_Link" text:visited-style-name="Index_20_Link">Converting ODF</text:a></text:p>
          <text:p text:style-name="P8"><text:span text:style-name="Index_20_Link">•</text:span><text:tab/><text:a xlink:type="simple" xlink:href="#__RefHeading___Toc616_2363717413" text:style-name="Index_20_Link" text:visited-style-name="Index_20_Link">GIF in GIMP</text:a></text:p>
        </text:index-body>
      </text:table-of-content>
      <text:p text:style-name="P11"/>
      <text:h text:style-name="Heading_20_2" text:outline-level="2"><text:bookmark-start text:name="__RefHeading___Toc602_2363717413"/><text:span text:style-name="T1">P</text:span><text:span text:style-name="T4">ortucalio</text:span><text:bookmark-end text:name="__RefHeading___Toc602_2363717413"/></text:h>
      <text:p text:style-name="Text_20_body"><text:a xlink:type="simple" xlink:href="https://portucalio.com/" text:style-name="Internet_20_link" text:visited-style-name="Visited_20_Internet_20_Link"><text:span text:style-name="T1">Portucalio homepage</text:span></text:a></text:p>
      <text:h text:style-name="Heading_20_2" text:outline-level="2"><text:bookmark-start text:name="__RefHeading___Toc606_2363717413"/>Organic forms<text:bookmark-end text:name="__RefHeading___Toc606_2363717413"/></text:h>
      <text:p text:style-name="Text_20_body"><text:a xlink:type="simple" xlink:href="http://organic-forms.org/" text:style-name="Internet_20_link" text:visited-style-name="Visited_20_Internet_20_Link"><text:span text:style-name="T2">Organic-forms.org</text:span></text:a></text:p>
      <text:h text:style-name="Heading_20_2" text:outline-level="2"><text:bookmark-start text:name="__RefHeading___Toc610_2363717413"/>Compress PNG images<text:bookmark-end text:name="__RefHeading___Toc610_2363717413"/></text:h>
      <text:p text:style-name="Text_20_body">Install: zopfli; pngquant; gnu_parallel</text:p>
      <text:p text:style-name="P1">Run in folder with png images: </text:p>
      <text:p text:style-name="Preformatted_20_Text">pngquant --ext .png --force --skip-if-larger --strip --speed 1 *.png</text:p>
      <text:p text:style-name="Preformatted_20_Text">find . -name "*png" | parallel -I% --max-args 1 zopflipng --lossy_transparent -m -y % %</text:p>
      <text:h text:style-name="Heading_20_2" text:outline-level="2"><text:bookmark-start text:name="__RefHeading___Toc612_2363717413"/>Compress JPG images<text:bookmark-end text:name="__RefHeading___Toc612_2363717413"/></text:h>
      <text:p text:style-name="Preformatted_20_Text">mogrify -strip -interlace Plane -gaussian-blur 0.05 -quality 85% *.jpg</text:p>
      <text:p text:style-name="P2">or individually</text:p>
      <text:p text:style-name="Preformatted_20_Text">imagick source.jpg -strip -interlace Plane -gaussian-blur 0.05 -quality 85% result.jpg</text:p>
      <text:h text:style-name="Heading_20_2" text:outline-level="2"><text:bookmark-start text:name="__RefHeading___Toc614_2363717413"/>Converting ODF<text:bookmark-end text:name="__RefHeading___Toc614_2363717413"/></text:h>
      <text:p text:style-name="Preformatted_20_Text">soffice --headless --convert-to html:HTML --outdir . hello-world.odt</text:p>
      <text:p text:style-name="P2">or</text:p>
      <text:p text:style-name="Preformatted_20_Text">odf2xhtml --plain hello-world.odt &gt; hello-world.html</text:p>
      <text:h text:style-name="Heading_20_2" text:outline-level="2"><text:bookmark-start text:name="__RefHeading___Toc616_2363717413"/>GIF in GIMP<text:bookmark-end text:name="__RefHeading___Toc616_2363717413"/></text:h>
      <text:p text:style-name="Text_20_body"><text:a xlink:type="simple" xlink:href="https://docs.gimp.org/2.10/en/gimp-image-convert-indexed.html" text:style-name="Internet_20_link" text:visited-style-name="Visited_20_Internet_20_Link"><text:span text:style-name="T3">Convert image to indexed colors</text:span>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" style:list-style-name="" style:class="text">
      <style:paragraph-properties fo:margin-top="0.423cm" fo:margin-bottom="0.212cm" style:contextual-spacing="false" text:number-lines="false" text:line-number="0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Droid Sans Devanagari1" style:font-family-complex="'Droid Sans Devanagari'" style:font-family-generic-complex="system" style:font-pitch-complex="variable" style:font-size-complex="24pt" style:font-weight-complex="bold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rawing" style:family="paragraph" style:parent-style-name="Caption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ne_20_numbering" style:display-name="Line numbering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Index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uthor Name</meta:initial-creator>
    <meta:creation-date>2021-04-13T10:30:41.242044167</meta:creation-date>
    <dc:date>2022-09-02T16:50:21.280587290</dc:date>
    <meta:editing-duration>PT1H16M11S</meta:editing-duration>
    <meta:editing-cycles>37</meta:editing-cycles>
    <meta:generator>Collabora_Office/22.05.2.1$Linux_X86_64 LibreOffice_project/3c8376a00636091b1c90970b4bd8a2a2eae9da52</meta:generator>
    <dc:creator>Pedro Silva</dc:creator>
    <meta:document-statistic meta:table-count="0" meta:image-count="0" meta:object-count="0" meta:page-count="1" meta:paragraph-count="26" meta:word-count="122" meta:character-count="778" meta:non-whitespace-character-count="692"/>
  </office:meta>
</office:document-meta>
</file>